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5-08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9784" calcext:value-type="float">
            <text:p>134.6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5-05-2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928" calcext:value-type="float">
            <text:p>135.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5-04-23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7024" calcext:value-type="float">
            <text:p>135.4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5-03-12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15832" calcext:value-type="float">
            <text:p>135.8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5-01-22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3512" calcext:value-type="float">
            <text:p>136.3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4-10-2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3736" calcext:value-type="float">
            <text:p>137.3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4-08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8096" calcext:value-type="float">
            <text:p>137.9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4-05-1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0576" calcext:value-type="float">
            <text:p>138.7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4-02-21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46128" calcext:value-type="float">
            <text:p>138.9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3-12-0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55856" calcext:value-type="float">
            <text:p>139.0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3-08-2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88088" calcext:value-type="float">
            <text:p>139.3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3-05-1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9064" calcext:value-type="float">
            <text:p>140.3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2-11-21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3552" calcext:value-type="float">
            <text:p>140.4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1-08-05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50216" calcext:value-type="float">
            <text:p>139.6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01968" calcext:value-type="float">
            <text:p>139.09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66816" calcext:value-type="float">
            <text:p>139.00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5480258065" calcext:value-type="float">
            <text:p>138.925480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14556" calcext:value-type="float">
            <text:p>138.81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7058225" calcext:value-type="float">
            <text:p>138.7705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65817103448" calcext:value-type="float">
            <text:p>138.665817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3583741936" calcext:value-type="float">
            <text:p>138.573583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86273290323" calcext:value-type="float">
            <text:p>138.486273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748312" calcext:value-type="float">
            <text:p>138.37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775625" calcext:value-type="float">
            <text:p>138.2577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43568" calcext:value-type="float">
            <text:p>138.08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3318709677" calcext:value-type="float">
            <text:p>137.903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48657290323" calcext:value-type="float">
            <text:p>137.74865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17789935484" calcext:value-type="float">
            <text:p>137.617789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01081032258" calcext:value-type="float">
            <text:p>137.501081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85060387097" calcext:value-type="float">
            <text:p>137.385060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83198193548" calcext:value-type="float">
            <text:p>137.28319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88693241379" calcext:value-type="float">
            <text:p>137.188693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81538580645" calcext:value-type="float">
            <text:p>137.081538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574985" calcext:value-type="float">
            <text:p>136.9574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285808" calcext:value-type="float">
            <text:p>136.82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81660645161" calcext:value-type="float">
            <text:p>136.681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529883871" calcext:value-type="float">
            <text:p>136.515298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65356903226" calcext:value-type="float">
            <text:p>136.365356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1424258065" calcext:value-type="float">
            <text:p>136.19142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30528" calcext:value-type="float">
            <text:p>136.0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2899612903" calcext:value-type="float">
            <text:p>135.852899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89585806452" calcext:value-type="float">
            <text:p>135.689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02182967742" calcext:value-type="float">
            <text:p>135.502182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4154" calcext:value-type="float">
            <text:p>135.344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77128516129" calcext:value-type="float">
            <text:p>135.1771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34954064516" calcext:value-type="float">
            <text:p>135.034954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86388645161" calcext:value-type="float">
            <text:p>134.886388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0744" calcext:value-type="float">
            <text:p>134.7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9587636364" calcext:value-type="float">
            <text:p>134.599587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9269677419" calcext:value-type="float">
            <text:p>134.389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2919483871" calcext:value-type="float">
            <text:p>134.1929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1161548387" calcext:value-type="float">
            <text:p>133.99116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9866322581" calcext:value-type="float">
            <text:p>133.77986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5552" calcext:value-type="float">
            <text:p>133.5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5702709677" calcext:value-type="float">
            <text:p>133.35570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5145714286" calcext:value-type="float">
            <text:p>133.1551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66225" calcext:value-type="float">
            <text:p>132.996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57502193548" calcext:value-type="float">
            <text:p>132.857502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9214451613" calcext:value-type="float">
            <text:p>132.669214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78763612903" calcext:value-type="float">
            <text:p>132.478763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1168" calcext:value-type="float">
            <text:p>132.2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650625" calcext:value-type="float">
            <text:p>132.0665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8781935484" calcext:value-type="float">
            <text:p>131.838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85328" calcext:value-type="float">
            <text:p>131.61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3270709677" calcext:value-type="float">
            <text:p>131.42327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53664258065" calcext:value-type="float">
            <text:p>131.25366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75700387097" calcext:value-type="float">
            <text:p>131.075700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02035586207" calcext:value-type="float">
            <text:p>130.902035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7343483871" calcext:value-type="float">
            <text:p>130.7273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7303225806" calcext:value-type="float">
            <text:p>130.57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230056" calcext:value-type="float">
            <text:p>130.42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6494775" calcext:value-type="float">
            <text:p>130.2649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955488" calcext:value-type="float">
            <text:p>130.0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26334" calcext:value-type="float">
            <text:p>129.92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47657290323" calcext:value-type="float">
            <text:p>129.74765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762712" calcext:value-type="float">
            <text:p>129.57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08837677419" calcext:value-type="float">
            <text:p>129.408837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57232" calcext:value-type="float">
            <text:p>129.25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50885" calcext:value-type="float">
            <text:p>129.1050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67302571429" calcext:value-type="float">
            <text:p>128.967302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51741935484" calcext:value-type="float">
            <text:p>128.85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20677935484" calcext:value-type="float">
            <text:p>128.720677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42708129032" calcext:value-type="float">
            <text:p>128.642708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43697290323" calcext:value-type="float">
            <text:p>128.54369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84376" calcext:value-type="float">
            <text:p>128.41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4449548387" calcext:value-type="float">
            <text:p>128.294449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78232258065" calcext:value-type="float">
            <text:p>128.178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54640774194" calcext:value-type="float">
            <text:p>128.054640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15907612903" calcext:value-type="float">
            <text:p>127.915907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05393032258" calcext:value-type="float">
            <text:p>127.805393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06283870968" calcext:value-type="float">
            <text:p>127.70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33367142857" calcext:value-type="float">
            <text:p>127.63336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0893677419" calcext:value-type="float">
            <text:p>127.570893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3355875" calcext:value-type="float">
            <text:p>127.5335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1054" calcext:value-type="float">
            <text:p>127.5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1853935484" calcext:value-type="float">
            <text:p>127.461853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6184" calcext:value-type="float">
            <text:p>127.4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7617142857" calcext:value-type="float">
            <text:p>127.3476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9610064516" calcext:value-type="float">
            <text:p>127.32961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9916645161" calcext:value-type="float">
            <text:p>127.29991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90084363636" calcext:value-type="float">
            <text:p>127.190084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710944" calcext:value-type="float">
            <text:p>127.17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018375" calcext:value-type="float">
            <text:p>127.2001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5914857143" calcext:value-type="float">
            <text:p>127.225914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63340645161" calcext:value-type="float">
            <text:p>127.263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2215612903" calcext:value-type="float">
            <text:p>127.33221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100576" calcext:value-type="float">
            <text:p>127.41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3438709677" calcext:value-type="float">
            <text:p>127.433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54576" calcext:value-type="float">
            <text:p>127.43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0784" calcext:value-type="float">
            <text:p>127.4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6989935484" calcext:value-type="float">
            <text:p>127.406989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95316363636" calcext:value-type="float">
            <text:p>127.3953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3322285714" calcext:value-type="float">
            <text:p>127.383322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910683871" calcext:value-type="float">
            <text:p>127.359106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9130064516" calcext:value-type="float">
            <text:p>127.29913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4798193548" calcext:value-type="float">
            <text:p>127.22479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42745" calcext:value-type="float">
            <text:p>127.1642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4168" calcext:value-type="float">
            <text:p>127.0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4411096774" calcext:value-type="float">
            <text:p>126.954411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337725" calcext:value-type="float">
            <text:p>126.8433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74504" calcext:value-type="float">
            <text:p>126.71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04776" calcext:value-type="float">
            <text:p>126.6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91704" calcext:value-type="float">
            <text:p>126.50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29516" calcext:value-type="float">
            <text:p>126.42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28714285714" calcext:value-type="float">
            <text:p>126.328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5759741936" calcext:value-type="float">
            <text:p>126.265759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9867" calcext:value-type="float">
            <text:p>126.189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270528" calcext:value-type="float">
            <text:p>126.12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616605" calcext:value-type="float">
            <text:p>126.0616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874544" calcext:value-type="float">
            <text:p>125.98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7068425" calcext:value-type="float">
            <text:p>125.8706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5511552" calcext:value-type="float">
            <text:p>125.75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29731310345" calcext:value-type="float">
            <text:p>125.629731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34547" calcext:value-type="float">
            <text:p>125.5345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63176" calcext:value-type="float">
            <text:p>125.42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92857806452" calcext:value-type="float">
            <text:p>125.292857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9400571429" calcext:value-type="float">
            <text:p>125.179400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9252" calcext:value-type="float">
            <text:p>125.07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4518193548" calcext:value-type="float">
            <text:p>124.98451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60041806452" calcext:value-type="float">
            <text:p>124.860041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3095741936" calcext:value-type="float">
            <text:p>124.763095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38816" calcext:value-type="float">
            <text:p>124.6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69111225807" calcext:value-type="float">
            <text:p>124.469111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90459096774" calcext:value-type="float">
            <text:p>124.290459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055176" calcext:value-type="float">
            <text:p>124.10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47411612903" calcext:value-type="float">
            <text:p>123.947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12513032258" calcext:value-type="float">
            <text:p>123.812513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7112516129" calcext:value-type="float">
            <text:p>123.671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4178285714" calcext:value-type="float">
            <text:p>123.564178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2895225807" calcext:value-type="float">
            <text:p>123.502895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94347096774" calcext:value-type="float">
            <text:p>123.394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25509" calcext:value-type="float">
            <text:p>123.3255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11958709677" calcext:value-type="float">
            <text:p>123.211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98199483871" calcext:value-type="float">
            <text:p>123.0981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41866580645" calcext:value-type="float">
            <text:p>122.94186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18766709677" calcext:value-type="float">
            <text:p>122.818766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48168" calcext:value-type="float">
            <text:p>122.71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926555" calcext:value-type="float">
            <text:p>122.5926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13832" calcext:value-type="float">
            <text:p>122.4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621505" calcext:value-type="float">
            <text:p>122.3621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82501793103" calcext:value-type="float">
            <text:p>122.282501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15361032258" calcext:value-type="float">
            <text:p>122.215361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4499354839" calcext:value-type="float">
            <text:p>122.154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1925677419" calcext:value-type="float">
            <text:p>122.111925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61289548387" calcext:value-type="float">
            <text:p>122.061289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806552" calcext:value-type="float">
            <text:p>121.9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8771025" calcext:value-type="float">
            <text:p>121.8877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8441316129" calcext:value-type="float">
            <text:p>121.784413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2267612903" calcext:value-type="float">
            <text:p>121.652267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8501333333" calcext:value-type="float">
            <text:p>121.528501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68896" calcext:value-type="float">
            <text:p>121.4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0" meta:object-count="0"/>
    <meta:user-defined meta:name="AppVersion">3.0</meta:user-defined>
  </office:meta>
</office:document-meta>
</file>